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31b0" officeooo:paragraph-rsid="001e31b0"/>
    </style:style>
    <style:style style:name="P2" style:family="paragraph" style:parent-style-name="Standard">
      <style:paragraph-properties style:line-height-at-least="0.198in"/>
      <style:text-properties fo:color="#edecee" loext:opacity="100%" style:font-name="Droid Sans Mono" fo:font-size="10.5pt" fo:font-weight="normal" fo:background-color="#15141b"/>
    </style:style>
    <style:style style:name="P3" style:family="paragraph" style:parent-style-name="Standard">
      <style:text-properties fo:color="#edecee" loext:opacity="100%" style:font-name="Droid Sans Mono" fo:font-size="10.5pt" fo:font-weight="normal" officeooo:rsid="001e31b0" officeooo:paragraph-rsid="001e31b0" fo:background-color="#15141b"/>
    </style:style>
    <style:style style:name="T1" style:family="text">
      <style:text-properties fo:color="#a277ff" loext:opacity="100%"/>
    </style:style>
    <style:style style:name="T2" style:family="text">
      <style:text-properties fo:color="#f694ff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sitorio <text:a xlink:type="simple" xlink:href="https://github.com/joseCardona12/04-transport-solutions.git" text:style-name="Internet_20_link" text:visited-style-name="Visited_20_Internet_20_Link">https://github.com/joseCardona12/04-transport-solutions.git</text:a></text:p>
      <text:p text:style-name="P1">Varibles de entorno</text:p>
      <text:p text:style-name="P3"><text:span text:style-name="T1">NEXTAUTH_URL</text:span> <text:span text:style-name="T2">=</text:span> http://localhost:3000</text:p>
      <text:p text:style-name="P2"><text:span text:style-name="T1">NEXTAUTH_SECRET</text:span><text:span text:style-name="T2">=</text:span>HAwEZMBJG93YAQvXCvMhOuNSwKNYXoqh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3:51:38.461418266</meta:creation-date>
    <dc:date>2024-11-15T13:52:49.572164577</dc:date>
    <meta:editing-duration>PT1M11S</meta:editing-duration>
    <meta:editing-cycles>1</meta:editing-cycles>
    <meta:document-statistic meta:table-count="0" meta:image-count="0" meta:object-count="0" meta:page-count="1" meta:paragraph-count="4" meta:word-count="9" meta:character-count="174" meta:non-whitespace-character-count="169"/>
    <meta:generator>LibreOffice/7.3.7.2$Linux_X86_64 LibreOffice_project/30$Build-2</meta:generator>
  </office:meta>
</office:document-meta>
</file>